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W CE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" office:value-type="string" calcext:value-type="string">
            <text:p>Board</text:p>
          </table:table-cell>
          <table:table-cell table:style-name="ce2" office:value-type="string" calcext:value-type="string" table:number-columns-spanned="2" table:number-rows-spanned="1">
            <text:p>C62 BACKUP SYS</text:p>
          </table:table-cell>
          <table:covered-table-cell/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8T19:05:34.716000000</dc:date>
    <meta:editing-duration>PT5M28S</meta:editing-duration>
    <meta:editing-cycles>2</meta:editing-cycles>
    <meta:generator>LibreOffice/7.4.3.2$Windows_X86_64 LibreOffice_project/1048a8393ae2eeec98dff31b5c133c5f1d08b890</meta:generator>
    <meta:document-statistic meta:table-count="1" meta:cell-count="18" meta:object-count="0"/>
  </office:meta>
</office:document-meta>
</file>